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m_jun1_Momir_Adzemovic_mi17042</text:p>
          </table:table-cell>
          <table:table-cell office:value-type="float" office:value="15.5" calcext:value-type="float">
            <text:p>15.5</text:p>
          </table:table-cell>
          <table:table-cell office:value-type="float" office:value="14" calcext:value-type="float">
            <text:p>1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m_jun1_Marko_Spasic_mi161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m_jun1_David_Popov_mi1610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m_jun1_Stefan_Golubovic_mi16135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m_jun1_Aleksandra_Niksic_mi160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_jun1_Petar_Kosanin_mi15140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m_jun1_Stefan_Stefanovic_mi16026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m_jun1_Sandra_Radojevic_mi1603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m_jun1_Uros_Vucicevic_mi18470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m_jun1_Jovan_Mirkov_mi16148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m_jun1_Andjela_Janosevic_mi163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m_jun1_Jelisaveta_Smiljanic_mi161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m_jun1_Nevena_Ajvaz_mi15289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m_jun1_Matija_Pejic_mi161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m_jun1_Darinka_Zobenica_mi160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m_jun1_Katarina_Savicic_mi162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m_jun1_Milena_Kurtic_mi16427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m_jun1_Dimitrije_Stamenic_mi16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m_jun1_Nikola_Zivkovic_mi1747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22:10:3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9T22:13:03.064000000</dc:date>
    <meta:editing-duration>PT4M53S</meta:editing-duration>
    <meta:editing-cycles>2</meta:editing-cycles>
    <meta:generator>LibreOffice/6.4.3.2$Windows_X86_64 LibreOffice_project/747b5d0ebf89f41c860ec2a39efd7cb15b54f2d8</meta:generator>
    <meta:document-statistic meta:table-count="1" meta:cell-count="98" meta:object-count="0"/>
  </office:meta>
</office:document-meta>
</file>